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B83C2EEE6C9D4879.png" manifest:media-type="image/png"/>
  <manifest:file-entry manifest:full-path="Pictures/100005810000031A0000031A90A9BB170713D465.svg" manifest:media-type="image/svg+xml"/>
  <manifest:file-entry manifest:full-path="Pictures/100000010000001E0000001EEF9E7C497799E91F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Footnote">
      <style:text-properties officeooo:paragraph-rsid="0fee701a"/>
    </style:style>
    <style:style style:name="P75" style:family="paragraph" style:parent-style-name="Standard">
      <style:text-properties officeooo:paragraph-rsid="0ff4e587"/>
    </style:style>
    <style:style style:name="P76" style:family="paragraph" style:parent-style-name="Standard">
      <style:text-properties officeooo:paragraph-rsid="0ff6ca04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text-line-through-style="none" style:text-line-through-type="none" fo:language="nl" fo:country="NL" style:text-underline-style="none" fo:font-weight="normal" officeooo:rsid="1000f1b4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officeooo:rsid="047da547"/>
    </style:style>
    <style:style style:name="T21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style:font-size-asian="12pt" style:font-size-complex="12pt"/>
    </style:style>
    <style:style style:name="T245" style:family="text">
      <style:text-properties style:use-window-font-color="true" loext:opacity="0%" style:font-name="Liberation Sans" officeooo:rsid="0efd8e5c"/>
    </style:style>
    <style:style style:name="T24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officeooo:rsid="04473353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officeooo:rsid="0aace3cd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f95a7a0"/>
    </style:style>
    <style:style style:name="T269" style:family="text">
      <style:text-properties officeooo:rsid="0f8f58bd"/>
    </style:style>
    <style:style style:name="T270" style:family="text">
      <style:text-properties style:text-underline-style="none"/>
    </style:style>
    <style:style style:name="T271" style:family="text">
      <style:text-properties officeooo:rsid="0fe30796"/>
    </style:style>
    <style:style style:name="T272" style:family="text">
      <style:text-properties style:text-underline-style="solid" style:text-underline-width="auto" style:text-underline-color="font-color"/>
    </style:style>
    <style:style style:name="T273" style:family="text">
      <style:text-properties style:text-underline-style="solid" style:text-underline-width="auto" style:text-underline-color="font-color" officeooo:rsid="0feb9a57"/>
    </style:style>
    <style:style style:name="T274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4"><text:span text:style-name="T252">LTS staat voor Long-Term Support, </text:span><text:span text:style-name="T253">langetermijnondersteuning, </text:span><text:span text:style-name="T252">en deze </text:span><text:span text:style-name="Strong_20_Emphasis"><text:span text:style-name="T259"><text:user-field-get text:name="Distro">Ubuntu</text:user-field-get></text:span></text:span><text:span text:style-name="T254"><text:s/></text:span><text:span text:style-name="T260"><text:user-field-get text:name="Version">22.04</text:user-field-get></text:span><text:span text:style-name="T260"><text:s/></text:span><text:span text:style-name="T261">LTS</text:span><text:span text:style-name="T260"> </text:span><text:span text:style-name="Strong_20_Emphasis"><text:span text:style-name="T262"><text:user-field-get text:name="Edition">Server</text:user-field-get></text:span></text:span><text:span text:style-name="T252"><text:s/>(codenaam jammy) van april</text:span><text:span text:style-name="T255"> </text:span><text:span text:style-name="Strong_20_Emphasis"><text:span text:style-name="T263"><text:user-field-get style:data-style-name="N0" text:name="Releaseyear">2022</text:user-field-get></text:span></text:span><text:span text:style-name="T256"><text:s/></text:span><text:span text:style-name="T252">wordt gedurende 5 jaar ondersteund tot april 2027, en met een Ubuntu </text:span><text:span text:style-name="T257">P</text:span><text:span text:style-name="T252">ro-abonnement (gratis voor persoonlijk gebruik) gedurende 1</text:span><text:span text:style-name="T258">0</text:span><text:span text:style-name="T252"> jaar tot april 203</text:span><text:span text:style-name="T258">2</text:span><text:span text:style-name="T252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8"><text:span text:style-name="T19">Vul </text:span><text:span text:style-name="T18">achter</text:span><text:span text:style-name="T15"> de </text:span><text:span text:style-name="Definition"><text:span text:style-name="T267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9">zie </text:span><text:span text:style-name="T245">[</text:span><text:span text:style-name="T209">toelichting</text:span><text:span text:style-name="T245">]</text:span><text:span text:style-name="T16">:</text:span></text:p>
      <text:p text:style-name="P1"><text:span text:style-name="Definition"><text:span text:style-name="T23">GEBRUIKER</text:span></text:span><text:span text:style-name="T217"><text:tab/><text:tab/></text:span><text:span text:style-name="T244"> <text:tab/><text:tab/></text:span><text:span text:style-name="T218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, bijv. </text:span><text:span text:style-name="T213">J</text:span><text:span text:style-name="T242">a</text:span><text:span text:style-name="T213">n </text:span><text:span text:style-name="T242">Jansen</text:span><text:span text:style-name="T243">]</text:span></text:p>
      <text:p text:style-name="P70"><text:span text:style-name="Definition"><text:span text:style-name="T211">g</text:span></text:span><text:span text:style-name="Definition">ebruikersnaam</text:span><text:span text:style-name="Definition"><text:span text:style-name="T270"><text:tab/></text:span></text:span><text:span text:style-name="T210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10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1">server</text:span></text:span><text:span text:style-name="Definition">NAAM</text:span><text:span text:style-name="T221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6">[</text:span><text:span text:style-name="T227">N</text:span><text:span text:style-name="T222">aam van de </text:span><text:span text:style-name="T229">server</text:span><text:span text:style-name="T223">, </text:span><text:span text:style-name="T224">bijv. </text:span><text:span text:style-name="T228">sv</text:span><text:span text:style-name="T225">02</text:span><text:span text:style-name="T226">]</text:span></text:p>
      <text:p text:style-name="P1"><text:span text:style-name="Definition"><text:span text:style-name="T231">GEBRUIKER</text:span></text:span><text:span text:style-name="Definition"><text:span text:style-name="T236"><text:tab/></text:span></text:span><text:span text:style-name="T230"><text:tab/></text:span><text:span text:style-name="T244"> <text:tab/><text:tab/></text:span><text:span text:style-name="T218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8"><text:tab/> <text:s text:c="2"/></text:span><text:span text:style-name="T219">[</text:span><text:span text:style-name="T220">V</text:span><text:span text:style-name="T212">olledige naam </text:span><text:span text:style-name="T216">evt. 2</text:span><text:span text:style-name="T246">e</text:span><text:span text:style-name="T214"> gebruiker</text:span><text:span text:style-name="T215">]</text:span></text:p>
      <text:p text:style-name="P70"><text:span text:style-name="Definition"><text:span text:style-name="T231">GEBRUIKERSN</text:span></text:span><text:span text:style-name="Definition"><text:span text:style-name="T232">aa</text:span></text:span><text:span text:style-name="Definition"><text:span text:style-name="T231">M</text:span></text:span><text:span text:style-name="Definition"><text:span text:style-name="T236"><text:tab/></text:span></text:span><text:span text:style-name="T210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10"><text:tab/> <text:s text:c="2"/></text:span><text:span text:style-name="T234">[</text:span><text:span text:style-name="T235">K</text:span><text:span text:style-name="T233">orte naam</text:span><text:span text:style-name="T237"> </text:span><text:span text:style-name="T238">e</text:span><text:span text:style-name="T239">vt. 2</text:span><text:span text:style-name="T247">e</text:span><text:span text:style-name="T239"> </text:span><text:span text:style-name="T240">gebruiker</text:span><text:span text:style-name="T241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4"/>
      <text:p text:style-name="P34"/>
      <text:p text:style-name="P8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8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9"/>
      <text:p text:style-name="P19"/>
      <text:list xml:id="list3646326241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6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5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132547845208267" text:continue-numbering="true" text:style-name="L1">
        <text:list-item>
          <text:p text:style-name="P79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70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8">Start de computer op vanaf</text:span><text:span text:style-name="T178"><text:note text:id="ftn4" text:note-class="footnote"><text:note-citation>1</text:note-citation><text:note-body><text:p text:style-name="P69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3"><text:span text:style-name="T248">Vanaf een </text:span><text:span text:style-name="T268">L</text:span><text:span text:style-name="T248">ive </text:span><text:span text:style-name="T269">USB</text:span><text:span text:style-name="T251">-stick</text:span><text:span text:style-name="T21"> </text:span><text:span text:style-name="T248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8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8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8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50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9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6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2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5"><text:span text:style-name="Strong_20_Emphasis"><text:span text:style-name="T71"/></text:span></text:p>
      <text:list xml:id="list132547516403083" text:continue-numbering="true" text:style-name="L1">
        <text:list-item>
          <text:p text:style-name="P78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74">e</text:span>n<text:span text:style-name="T274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72">gebruiker</text:span><text:span text:style-name="T273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6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70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6"><text:span text:style-name="Strong_20_Emphasis"><text:span text:style-name="T38"><text:tab/></text:span></text:span></text:p>
      <text:p text:style-name="P37"><text:span text:style-name="Strong_20_Emphasis"><text:span text:style-name="T50"/></text:span></text:p>
      <text:p text:style-name="P38"><text:span text:style-name="Strong_20_Emphasis"><text:span text:style-name="T46"/></text:span></text:p>
      <text:list xml:id="list132549093337167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7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6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2"/>
      <text:p text:style-name="P2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p text:style-name="P2"><text:span text:style-name="Emphasis"><text:span text:style-name="T204">Geschreven </text:span></text:span><text:span text:style-name="Emphasis"><text:span text:style-name="T203">d</text:span></text:span><text:span text:style-name="Emphasis"><text:span text:style-name="T204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0">Karel Zimmer</text:span></text:span></text:a><text:span text:style-name="Emphasis"><text:span text:style-name="T205">,</text:span></text:span><text:span text:style-name="Emphasis"><text:span text:style-name="T204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8">CC0 1.0 Universeel</text:span></text:span></text:a><text:span text:style-name="Emphasis"><text:span text:style-name="T206"> </text:span></text:span><text:span text:style-name="Emphasis"><text:span text:style-name="T207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EF9E7C497799E91F.png" xlink:type="simple" xlink:show="embed" xlink:actuate="onLoad" draw:mime-type="image/png"/></draw:frame></draw:a></text:span></text:span><text:span text:style-name="Emphasis"><text:span text:style-name="T26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B83C2EEE6C9D4879.png" xlink:type="simple" xlink:show="embed" xlink:actuate="onLoad" draw:mime-type="image/png"/></draw:frame></draw:a></text:span></text:span><text:span text:style-name="Emphasis"><text:span text:style-name="T26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31T13:25:47.026026388">31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25:46.889943733</dc:date>
    <meta:keyword>Installatie</meta:keyword>
    <meta:keyword>Checklist</meta:keyword>
    <meta:keyword>Linux</meta:keyword>
    <meta:editing-cycles>6831</meta:editing-cycles>
    <meta:editing-duration>P12DT2H34M48S</meta:editing-duration>
    <dc:creator>Karel Zimmer</dc:creator>
    <meta:document-statistic meta:table-count="4" meta:image-count="2" meta:object-count="0" meta:page-count="4" meta:paragraph-count="80" meta:word-count="477" meta:character-count="3313" meta:non-whitespace-character-count="2866"/>
    <meta:user-defined meta:name="Info 1"/>
    <meta:user-defined meta:name="Info 2"/>
    <meta:user-defined meta:name="Info 3"/>
    <meta:user-defined meta:name="Info 4"/>
  </office:meta>
</office:document-meta>
</file>